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5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5" office:value-type="string" calcext:value-type="string">
            <text:p>24.56</text:p>
          </table:table-cell>
          <table:table-cell table:number-columns-repeated="1011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5" office:value-type="string" calcext:value-type="string">
            <text:p>190.88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17:48:14.74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3-29T17:48:40.641000000</dc:date>
    <meta:editing-duration>P1DT17H27M57S</meta:editing-duration>
    <meta:editing-cycles>853</meta:editing-cycles>
    <meta:document-statistic meta:table-count="1" meta:cell-count="800" meta:object-count="0"/>
  </office:meta>
</office:document-meta>
</file>